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6633" draw:textarea-horizontal-align="justify" draw:textarea-vertical-align="middle" draw:auto-grow-height="false" fo:min-height="1.528cm" fo:min-width="4.199cm"/>
    </style:style>
    <style:style style:name="gr2" style:family="graphic" style:parent-style-name="standard">
      <style:graphic-properties draw:fill-color="#2323dc" draw:textarea-horizontal-align="justify" draw:textarea-vertical-align="middle" draw:auto-grow-height="false" fo:min-height="1.274cm" fo:min-width="3.183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893cm" fo:min-width="1.532cm"/>
    </style:style>
    <style:style style:name="gr4" style:family="graphic" style:parent-style-name="standard">
      <style:graphic-properties draw:fill-color="#aecf00" draw:textarea-horizontal-align="justify" draw:textarea-vertical-align="middle" draw:auto-grow-height="false" fo:min-height="1.259cm" fo:min-width="0.77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6633"/>
      <style:paragraph-properties fo:text-align="center"/>
    </style:style>
    <style:style style:name="P3" style:family="paragraph">
      <loext:graphic-properties draw:fill-color="#2323dc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aecf00"/>
      <style:paragraph-properties fo:text-align="center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699cm" svg:height="1.778cm" svg:x="2.524cm" svg:y="1.254cm">
          <text:p text:style-name="P1">SGBD 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83cm" svg:height="1.524cm" svg:x="4.556cm" svg:y="4.175cm">
          <text:p text:style-name="P1">Fichier de </text:p>
          <text:p text:style-name="P1">compilatio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143cm" svg:x="1.635cm" svg:y="4.302cm">
          <text:p text:style-name="P1">CMD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2.413cm" svg:x="3.921cm" svg:y="6.715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6" draw:layer="layout" svg:x1="2.905cm" svg:y1="3.032cm" svg:x2="2.905cm" svg:y2="4.302cm">
          <text:p/>
        </draw:line>
        <draw:line draw:style-name="gr5" draw:text-style-name="P6" draw:layer="layout" svg:x1="6.334cm" svg:y1="3.032cm" svg:x2="6.334cm" svg:y2="4.175cm">
          <text:p/>
        </draw:line>
        <draw:line draw:style-name="gr5" draw:text-style-name="P6" draw:layer="layout" svg:x1="2.524cm" svg:y1="5.445cm" svg:x2="4.556cm" svg:y2="6.715cm">
          <text:p/>
        </draw:line>
        <draw:line draw:style-name="gr5" draw:text-style-name="P6" draw:layer="layout" svg:x1="5.572cm" svg:y1="5.699cm" svg:x2="4.556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4T13:41:04.595000000</meta:creation-date>
    <dc:date>2015-12-04T13:50:37.240000000</dc:date>
    <meta:editing-duration>PT8M25S</meta:editing-duration>
    <meta:editing-cycles>2</meta:editing-cycles>
    <meta:generator>LibreOffice/4.4.5.2$Windows_x86 LibreOffice_project/a22f674fd25a3b6f45bdebf25400ed2adff0ff99</meta:generator>
    <meta:document-statistic meta:object-count="8"/>
  </office:meta>
</office:document-meta>
</file>